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n" fo:country="none"/>
    </style:style>
    <style:style style:name="P2" style:family="paragraph" style:parent-style-name="Standard">
      <style:text-properties fo:language="en" fo:country="none" officeooo:paragraph-rsid="0027c60e"/>
    </style:style>
    <style:style style:name="P3" style:family="paragraph" style:parent-style-name="Standard">
      <style:text-properties officeooo:paragraph-rsid="002f886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officeooo:rsid="0021952a"/>
    </style:style>
    <style:style style:name="T3" style:family="text">
      <style:text-properties fo:language="en" fo:country="none" officeooo:rsid="004903af"/>
    </style:style>
    <style:style style:name="T4" style:family="text">
      <style:text-properties officeooo:rsid="0016bb9e"/>
    </style:style>
    <style:style style:name="T5" style:family="text">
      <style:text-properties officeooo:rsid="00239c24"/>
    </style:style>
    <style:style style:name="T6" style:family="text">
      <style:text-properties officeooo:rsid="0024fa4b"/>
    </style:style>
    <style:style style:name="T7" style:family="text">
      <style:text-properties officeooo:rsid="0027c60e"/>
    </style:style>
    <style:style style:name="T8" style:family="text">
      <style:text-properties officeooo:rsid="0027dea1"/>
    </style:style>
    <style:style style:name="T9" style:family="text">
      <style:text-properties officeooo:rsid="002b8f52"/>
    </style:style>
    <style:style style:name="T10" style:family="text">
      <style:text-properties officeooo:rsid="002f52b7"/>
    </style:style>
    <style:style style:name="T11" style:family="text">
      <style:text-properties officeooo:rsid="0050ecd3"/>
    </style:style>
    <style:style style:name="T12" style:family="text">
      <style:text-properties officeooo:rsid="0052b496"/>
    </style:style>
    <style:style style:name="T13" style:family="text">
      <style:text-properties style:use-window-font-color="true" style:text-outline="false" style:text-line-through-style="none" style:text-position="0% 100%" style:font-name="DejaVu Sans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<office:annotation><dc:creator>Hudson </dc:creator><dc:date>2013-07-15T17:44:56</dc:date><text:p text:style-name="P4"><text:span text:style-name="T13">initial_state</text:span></text:p></office:annotation>new process<office:annotation><dc:creator>Hudson </dc:creator><dc:date>2013-07-15T17:45:02</dc:date><text:p text:style-name="P4"><text:span text:style-name="T13">end</text:span></text:p></office:annotation> is started when a virtual shop is accessed.</text:p>
      <text:p text:style-name="P1"><text:span text:style-name="T10">I</text:span>f for some reason, <text:span text:style-name="T5">one </text:span><text:span text:style-name="T5"><office:annotation><dc:creator>Hudson </dc:creator><dc:date>2013-07-15T17:45:08</dc:date><text:p text:style-name="P4"><text:span text:style-name="T14">transition</text:span></text:p></office:annotation></text:span><text:span text:style-name="T5">cancel</text:span><text:span text:style-name="T5"><office:annotation><dc:creator>Hudson </dc:creator><dc:date>2013-07-15T17:45:12</dc:date><text:p text:style-name="P4"><text:span text:style-name="T14">end</text:span></text:p></office:annotation></text:span><text:span text:style-name="T5"> </text:span>the process, it becomes <office:annotation><dc:creator>Hudson </dc:creator><dc:date>2013-07-15T17:45:17</dc:date><text:p text:style-name="P4"><text:span text:style-name="T14">state</text:span></text:p></office:annotation>suspended process<office:annotation><dc:creator>Hudson </dc:creator><dc:date>2013-07-15T17:45:25</dc:date><text:p text:style-name="P4"><text:span text:style-name="T14">end</text:span></text:p></office:annotation>.</text:p>
      <text:p text:style-name="Standard">If <text:span text:style-name="T11">it is on </text:span><text:span text:style-name="T11"><office:annotation><dc:creator>Hudson </dc:creator><dc:date>2013-07-15T18:47:46</dc:date><text:p text:style-name="P4"><text:span text:style-name="T13">state</text:span></text:p></office:annotation></text:span><text:span text:style-name="T11">suspended process</text:span><text:span text:style-name="T11"><office:annotation><dc:creator>Hudson </dc:creator><dc:date>2013-07-15T18:47:50</dc:date><text:p text:style-name="P4"><text:span text:style-name="T13">end</text:span></text:p></office:annotation></text:span><text:span text:style-name="T11"> <text:s/></text:span><text:span text:style-name="T12">and </text:span>the user wishes to <office:annotation><dc:creator>Hudson </dc:creator><dc:date>2013-07-15T17:57:44</dc:date><text:p text:style-name="P4"><text:span text:style-name="T13">transition</text:span></text:p></office:annotation>start<office:annotation><dc:creator>Hudson </dc:creator><dc:date>2013-07-15T17:58:06</dc:date><text:p text:style-name="P4"><text:span text:style-name="T13">end</text:span></text:p></office:annotation> a <office:annotation><dc:creator>Hudson </dc:creator><dc:date>2013-07-15T17:58:16</dc:date><text:p text:style-name="P4"><text:span text:style-name="T13">initial_state</text:span></text:p></office:annotation>new process<office:annotation><dc:creator>Hudson </dc:creator><dc:date>2013-07-15T17:58:24</dc:date><text:p text:style-name="P4"><text:span text:style-name="T13">end</text:span></text:p></office:annotation>, just visit the main page again.</text:p>
      <text:p text:style-name="Standard"><text:span text:style-name="T6">At the </text:span><text:span text:style-name="T6"><office:annotation><dc:creator>Hudson </dc:creator><dc:date>2013-07-15T18:48:14</dc:date><text:p text:style-name="P4"><text:span text:style-name="T13">initial_state</text:span></text:p></office:annotation></text:span><text:span text:style-name="T6">new process</text:span><text:span text:style-name="T6"><office:annotation><dc:creator>Hudson </dc:creator><dc:date>2013-07-15T18:48:26</dc:date><text:p text:style-name="P4"><text:span text:style-name="T13">end</text:span></text:p></office:annotation></text:span><text:span text:style-name="T6"> stage w</text:span>hen the user <office:annotation><dc:creator>Hudson </dc:creator><dc:date>2013-07-15T18:05:18</dc:date><text:p text:style-name="P4"><text:span text:style-name="T13">transition</text:span></text:p></office:annotation>includes products<office:annotation><dc:creator>Hudson </dc:creator><dc:date>2013-07-15T18:05:25</dc:date><text:p text:style-name="P4"><text:span text:style-name="T13">end</text:span></text:p></office:annotation> in his shopping list, <text:span text:style-name="T6">it becomes a </text:span><text:span text:style-name="T6"><office:annotation><dc:creator>Hudson </dc:creator><dc:date>2013-07-15T18:05:31</dc:date><text:p text:style-name="P4"><text:span text:style-name="T13">state</text:span></text:p></office:annotation></text:span><text:span text:style-name="T6">activated process</text:span><text:span text:style-name="T6"><office:annotation><dc:creator>Hudson </dc:creator><dc:date>2013-07-15T18:05:39</dc:date><text:p text:style-name="P4"><text:span text:style-name="T13">end</text:span></text:p></office:annotation></text:span>.</text:p>
      <text:p text:style-name="P3">If the user wishes to complete the <office:annotation><dc:creator>Hudson </dc:creator><dc:date>2013-07-15T18:48:37</dc:date><text:p text:style-name="P4"><text:span text:style-name="T13">state</text:span></text:p></office:annotation>activ<text:span text:style-name="T9">at</text:span>e<text:span text:style-name="T8">d</text:span> process<office:annotation><dc:creator>Hudson </dc:creator><dc:date>2013-07-15T18:48:44</dc:date><text:p text:style-name="P4"><text:span text:style-name="T13">end</text:span></text:p></office:annotation>, <text:span text:style-name="T1">just </text:span><text:span text:style-name="T1"><office:annotation><dc:creator>Hudson </dc:creator><dc:date>2013-07-15T18:06:11</dc:date><text:p text:style-name="P4"><text:span text:style-name="T14">transition</text:span></text:p></office:annotation></text:span><text:span text:style-name="T1">confirm the data</text:span><text:span text:style-name="T1"><office:annotation><dc:creator>Hudson </dc:creator><dc:date>2013-07-15T18:06:18</dc:date><text:p text:style-name="P4"><text:span text:style-name="T14">end</text:span></text:p></office:annotation></text:span><text:span text:style-name="T1"> and </text:span><text:span text:style-name="T2">it will become a </text:span><text:span text:style-name="T2"><office:annotation><dc:creator>Hudson </dc:creator><dc:date>2013-07-15T18:06:29</dc:date><text:p text:style-name="P4"><text:span text:style-name="T14">final_state</text:span></text:p></office:annotation></text:span><text:span text:style-name="T2">finished process</text:span><text:span text:style-name="T3"><office:annotation><dc:creator>Hudson </dc:creator><dc:date>2013-07-15T18:06:46</dc:date><text:p text:style-name="P4"><text:span text:style-name="T14">end</text:span></text:p></office:annotation></text:span><text:span text:style-name="T1">.</text:span></text:p>
      <text:p text:style-name="P2">If <text:span text:style-name="T7">it's on the</text:span> <office:annotation><dc:creator>Hudson </dc:creator><dc:date>2013-07-15T18:07:01</dc:date><text:p text:style-name="P4"><text:span text:style-name="T14">state</text:span></text:p></office:annotation>activated process<office:annotation><dc:creator>Hudson </dc:creator><dc:date>2013-07-15T18:07:19</dc:date><text:p text:style-name="P4"><text:span text:style-name="T14">end</text:span></text:p></office:annotation> <text:span text:style-name="T7">and the user decides</text:span> <office:annotation><dc:creator>Hudson </dc:creator><dc:date>2013-07-15T18:07:26</dc:date><text:p text:style-name="P4"><text:span text:style-name="T14">transition</text:span></text:p></office:annotation>cancel<office:annotation><dc:creator>Hudson </dc:creator><dc:date>2013-07-15T18:07:38</dc:date><text:p text:style-name="P4"><text:span text:style-name="T14">end</text:span></text:p></office:annotation> <text:span text:style-name="T7">it </text:span>for any reason, it becomes <text:span text:style-name="T4">a </text:span><text:span text:style-name="T4"><office:annotation><dc:creator>Hudson </dc:creator><dc:date>2013-07-15T18:07:44</dc:date><text:p text:style-name="P4"><text:span text:style-name="T14">state</text:span></text:p></office:annotation></text:span>suspended <text:span text:style-name="T4">process</text:span><text:span text:style-name="T4"><office:annotation><dc:creator>Hudson </dc:creator><dc:date>2013-07-15T18:07:49</dc:date><text:p text:style-name="P4"><text:span text:style-name="T14">end</text:span></text:p></office:annotation></text:span>.</text:p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</meta:initial-creator>
    <meta:creation-date>2013-07-03T18:26:53</meta:creation-date>
    <meta:generator>LibreOffice/3.6$Linux_X86_64 LibreOffice_project/360m1$Build-2</meta:generator>
    <dc:date>2013-07-15T18:48:45</dc:date>
    <dc:creator>Hudson </dc:creator>
    <meta:editing-duration>PT4H18M31S</meta:editing-duration>
    <meta:editing-cycles>78</meta:editing-cycles>
    <meta:document-statistic meta:table-count="0" meta:image-count="0" meta:object-count="0" meta:page-count="1" meta:paragraph-count="6" meta:word-count="139" meta:character-count="601" meta:non-whitespace-character-count="503"/>
  </office:meta>
</office:document-meta>
</file>